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663300" fo:letter-spacing="normal" fo:font-style="normal" fo:font-weight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6633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663300" fo:letter-spacing="normal" fo:font-style="normal" fo:font-weight="bol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418d1"/>
    </style:style>
    <style:style style:name="T1" style:family="text">
      <style:text-properties fo:color="#663300" fo:font-weight="bold"/>
    </style:style>
    <style:style style:name="T2" style:family="text">
      <style:text-properties fo:color="#663300" fo:font-style="normal" fo:font-weight="bold"/>
    </style:style>
    <style:style style:name="T3" style:family="text">
      <style:text-properties fo:color="#663300" fo:font-style="normal" fo:font-weight="normal"/>
    </style:style>
    <style:style style:name="T4" style:family="text">
      <style:text-properties fo:color="#663300" fo:font-style="normal" fo:font-weight="normal" officeooo:rsid="001418d1"/>
    </style:style>
    <style:style style:name="T5" style:family="text">
      <style:text-properties fo:color="#ff6633"/>
    </style:style>
    <style:style style:name="T6" style:family="text">
      <style:text-properties fo:color="#ff6633" fo:font-style="normal" fo:font-weight="normal"/>
    </style:style>
    <style:style style:name="T7" style:family="text">
      <style:text-properties fo:color="#990000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bold"/>
    </style:style>
    <style:style style:name="T10" style:family="text">
      <style:text-properties fo:color="#999900" fo:font-style="normal" fo:font-weight="normal"/>
    </style:style>
    <style:style style:name="T11" style:family="text">
      <style:text-properties fo:color="#ff0000"/>
    </style:style>
    <style:style style:name="T12" style:family="text">
      <style:text-properties fo:color="#ff0000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ector<text:span text:style-name="T1">&lt;</text:span><text:span text:style-name="T5">int</text:span><text:span text:style-name="T1">&gt;</text:span> obtSubconjuntMinim<text:span text:style-name="T1">()</text:span><text:span text:style-name="T7"> const</text:span></text:p>
      <text:p text:style-name="P1">{</text:p>
      <text:p text:style-name="P3"><text:s text:c="8"/><text:span text:style-name="T8">vector</text:span><text:span text:style-name="T2">&lt;</text:span><text:span text:style-name="T8">vector</text:span><text:span text:style-name="T2">&lt;</text:span><text:span text:style-name="T6">bool</text:span><text:span text:style-name="T2">&gt;&gt;</text:span><text:span text:style-name="T8"> adjacencies</text:span><text:span text:style-name="T3"> </text:span><text:span text:style-name="T2">(</text:span><text:span text:style-name="T8">nVers</text:span><text:span text:style-name="T2">+</text:span><text:span text:style-name="T10">1</text:span><text:span text:style-name="T2">,</text:span><text:span text:style-name="T8"> vector</text:span><text:span text:style-name="T2">&lt;</text:span><text:span text:style-name="T6">bool</text:span><text:span text:style-name="T2">&gt; (</text:span><text:span text:style-name="T8">nVers</text:span><text:span text:style-name="T2">+</text:span><text:span text:style-name="T10">1</text:span><text:span text:style-name="T2">));</text:span></text:p>
      <text:p text:style-name="P3"><text:s text:c="8"/><text:span text:style-name="T8">vector</text:span><text:span text:style-name="T2">&lt;</text:span><text:span text:style-name="T6">int</text:span><text:span text:style-name="T2">&gt;</text:span><text:span text:style-name="T8"> nombre_arestes_per_vertex</text:span><text:span text:style-name="T2">(</text:span><text:span text:style-name="T8">nVers</text:span><text:span text:style-name="T2">+</text:span><text:span text:style-name="T10">1</text:span><text:span text:style-name="T2">,</text:span><text:span text:style-name="T10"> 0</text:span><text:span text:style-name="T2">);</text:span></text:p>
      <text:p text:style-name="P3"><text:s text:c="8"/><text:span text:style-name="T8">vector</text:span><text:span text:style-name="T2">&lt;</text:span><text:span text:style-name="T6">int</text:span><text:span text:style-name="T2">&gt;</text:span><text:span text:style-name="T8"> subconjunt</text:span><text:span text:style-name="T2">();</text:span></text:p>
      <text:p text:style-name="P3"><text:span text:style-name="T5"><text:s text:c="8"/></text:span><text:span text:style-name="T6">int</text:span><text:span text:style-name="T8"> arestes_restants</text:span><text:span text:style-name="T3"> </text:span><text:span text:style-name="T2">=</text:span><text:span text:style-name="T8"> nArs</text:span><text:span text:style-name="T2">;</text:span></text:p>
      <text:p text:style-name="P4"/>
      <text:p text:style-name="P3"><text:span text:style-name="T11"><text:s text:c="8"/></text:span><text:span text:style-name="T12">for</text:span><text:span text:style-name="T3"> </text:span><text:span text:style-name="T2">(</text:span><text:span text:style-name="T6">int</text:span><text:span text:style-name="T8"> i</text:span><text:span text:style-name="T3"> </text:span><text:span text:style-name="T2">=</text:span><text:span text:style-name="T10"> 1</text:span><text:span text:style-name="T2">;</text:span><text:span text:style-name="T8"> i</text:span><text:span text:style-name="T3"> </text:span><text:span text:style-name="T2">&lt;=</text:span><text:span text:style-name="T8"> nVers</text:span><text:span text:style-name="T2">; ++</text:span><text:span text:style-name="T8">i</text:span><text:span text:style-name="T2">)</text:span></text:p>
      <text:p text:style-name="P2"><text:s text:c="8"/><text:span text:style-name="T9">{</text:span></text:p>
      <text:p text:style-name="P3"><text:span text:style-name="T11"><text:s text:c="16"/></text:span><text:span text:style-name="T12">for</text:span><text:span text:style-name="T3"> </text:span><text:span text:style-name="T2">(</text:span><text:span text:style-name="T6">int</text:span><text:span text:style-name="T8"> j</text:span><text:span text:style-name="T3"> </text:span><text:span text:style-name="T2">=</text:span><text:span text:style-name="T10"> 1</text:span><text:span text:style-name="T2">;</text:span><text:span text:style-name="T8"> j</text:span><text:span text:style-name="T3"> </text:span><text:span text:style-name="T2">&lt;=</text:span><text:span text:style-name="T8"> i</text:span><text:span text:style-name="T2">; ++</text:span><text:span text:style-name="T8">j</text:span><text:span text:style-name="T2">)</text:span></text:p>
      <text:p text:style-name="P2"><text:s text:c="16"/><text:span text:style-name="T9">{</text:span></text:p>
      <text:p text:style-name="P3"><text:span text:style-name="T11"><text:s text:c="24"/></text:span><text:span text:style-name="T12">if</text:span><text:span text:style-name="T3"> </text:span><text:span text:style-name="T2">(</text:span><text:span text:style-name="T8">matArestes</text:span><text:span text:style-name="T2">[</text:span><text:span text:style-name="T8">i</text:span><text:span text:style-name="T2">][</text:span><text:span text:style-name="T8">j</text:span><text:span text:style-name="T2">])</text:span></text:p>
      <text:p text:style-name="P2"><text:s text:c="24"/><text:span text:style-name="T9">{</text:span></text:p>
      <text:p text:style-name="P3"><text:s text:c="32"/><text:span text:style-name="T8">adjacencies</text:span><text:span text:style-name="T2">[</text:span><text:span text:style-name="T8">i</text:span><text:span text:style-name="T2">][</text:span><text:span text:style-name="T8">j</text:span><text:span text:style-name="T2">] =</text:span><text:span text:style-name="T8"> adjacencies</text:span><text:span text:style-name="T2">[</text:span><text:span text:style-name="T8">j</text:span><text:span text:style-name="T2">][</text:span><text:span text:style-name="T8">i</text:span><text:span text:style-name="T2">] =</text:span><text:span text:style-name="T8"> </text:span><text:span text:style-name="T9">true</text:span><text:span text:style-name="T2">;</text:span></text:p>
      <text:p text:style-name="P3"><text:s text:c="32"/><text:span text:style-name="T8">nombre_arestes_per_vertex</text:span><text:span text:style-name="T2">[</text:span><text:span text:style-name="T8">i</text:span><text:span text:style-name="T2">]++;</text:span></text:p>
      <text:p text:style-name="P3"><text:s text:c="32"/><text:span text:style-name="T8">nombre_arestes_per_vertex</text:span><text:span text:style-name="T2">[</text:span><text:span text:style-name="T8">j</text:span><text:span text:style-name="T2">]++;</text:span></text:p>
      <text:p text:style-name="P2"><text:s text:c="24"/><text:span text:style-name="T9">}</text:span></text:p>
      <text:p text:style-name="P2"><text:s text:c="16"/><text:span text:style-name="T9">}</text:span></text:p>
      <text:p text:style-name="P2"><text:s text:c="8"/><text:span text:style-name="T9">}</text:span></text:p>
      <text:p text:style-name="P3"><text:span text:style-name="T11"><text:s text:c="8"/></text:span><text:span text:style-name="T12">while</text:span><text:span text:style-name="T2">(</text:span><text:span text:style-name="T8">arestes_restants</text:span><text:span text:style-name="T3"> </text:span><text:span text:style-name="T2">&gt;</text:span><text:span text:style-name="T10"> 0</text:span><text:span text:style-name="T2">)</text:span></text:p>
      <text:p text:style-name="P2"><text:s text:c="8"/><text:span text:style-name="T9">{</text:span></text:p>
      <text:p text:style-name="P3"><text:span text:style-name="T5"><text:s text:c="16"/></text:span><text:span text:style-name="T6">int</text:span><text:span text:style-name="T8"> prometedor</text:span><text:span text:style-name="T3"> </text:span><text:span text:style-name="T2">=</text:span><text:span text:style-name="T10"> 1</text:span><text:span text:style-name="T2">;</text:span></text:p>
      <text:p text:style-name="P3"><text:span text:style-name="T11"><text:s text:c="16"/></text:span><text:span text:style-name="T12">for</text:span><text:span text:style-name="T3"> </text:span><text:span text:style-name="T2">(</text:span><text:span text:style-name="T6">int</text:span><text:span text:style-name="T8"> i</text:span><text:span text:style-name="T3"> </text:span><text:span text:style-name="T2">=</text:span><text:span text:style-name="T10"> 2</text:span><text:span text:style-name="T2">;</text:span><text:span text:style-name="T8"> i</text:span><text:span text:style-name="T3"> </text:span><text:span text:style-name="T2">&lt;=</text:span><text:span text:style-name="T8"> nVers</text:span><text:span text:style-name="T2">; ++</text:span><text:span text:style-name="T8">i</text:span><text:span text:style-name="T2">)</text:span></text:p>
      <text:p text:style-name="P3"><text:span text:style-name="T11"><text:s text:c="24"/></text:span><text:span text:style-name="T12">if</text:span><text:span text:style-name="T3"> </text:span><text:span text:style-name="T2">(</text:span><text:span text:style-name="T8">nombre_arestes_per_vertex</text:span><text:span text:style-name="T2">[</text:span><text:span text:style-name="T8">i</text:span><text:span text:style-name="T2">] &gt;</text:span><text:span text:style-name="T8"> nombre_arestes_per_vertex</text:span><text:span text:style-name="T2">[</text:span><text:span text:style-name="T8">prometedor</text:span><text:span text:style-name="T2">])</text:span></text:p>
      <text:p text:style-name="P3"><text:s text:c="32"/><text:span text:style-name="T8">prometedor</text:span><text:span text:style-name="T3"> </text:span><text:span text:style-name="T2">=</text:span><text:span text:style-name="T8"> i</text:span><text:span text:style-name="T2">;</text:span></text:p>
      <text:p text:style-name="P4"/>
      <text:p text:style-name="P3"><text:s text:c="16"/><text:span text:style-name="T8">subconjunt</text:span><text:span text:style-name="T2">.</text:span><text:span text:style-name="T8">push_back</text:span><text:span text:style-name="T2">(</text:span><text:span text:style-name="T8">prometedor</text:span><text:span text:style-name="T2">);</text:span></text:p>
      <text:p text:style-name="P3"><text:span text:style-name="T11"><text:s text:c="16"/></text:span><text:span text:style-name="T12">for</text:span><text:span text:style-name="T3"> </text:span><text:span text:style-name="T2">(</text:span><text:span text:style-name="T6">int</text:span><text:span text:style-name="T8"> i</text:span><text:span text:style-name="T3"> </text:span><text:span text:style-name="T2">=</text:span><text:span text:style-name="T10"> 1</text:span><text:span text:style-name="T2">;</text:span><text:span text:style-name="T8"> i</text:span><text:span text:style-name="T3"> </text:span><text:span text:style-name="T2">&lt;=</text:span><text:span text:style-name="T8"> prometedor</text:span><text:span text:style-name="T2">; ++</text:span><text:span text:style-name="T8">i</text:span><text:span text:style-name="T2">)</text:span></text:p>
      <text:p text:style-name="P2"><text:s text:c="16"/><text:span text:style-name="T9">{</text:span></text:p>
      <text:p text:style-name="P3"><text:span text:style-name="T11"><text:s text:c="24"/></text:span><text:span text:style-name="T12">if</text:span><text:span text:style-name="T3"> </text:span><text:span text:style-name="T2">(</text:span><text:span text:style-name="T8">adjacencies</text:span><text:span text:style-name="T2">[</text:span><text:span text:style-name="T8">prometedor</text:span><text:span text:style-name="T2">][</text:span><text:span text:style-name="T8">i</text:span><text:span text:style-name="T2">])</text:span></text:p>
      <text:p text:style-name="P2"><text:s text:c="24"/><text:span text:style-name="T9">{</text:span></text:p>
      <text:p text:style-name="P3"><text:s text:c="32"/><text:span text:style-name="T8">nombre_arestes_per_vertex</text:span><text:span text:style-name="T2">[</text:span><text:span text:style-name="T8">prometedor</text:span><text:span text:style-name="T2">]--;</text:span></text:p>
      <text:p text:style-name="P3"><text:s text:c="32"/><text:span text:style-name="T8">nombre_arestes_per_vertex</text:span><text:span text:style-name="T2">[</text:span><text:span text:style-name="T8">i</text:span><text:span text:style-name="T2">]--;</text:span></text:p>
      <text:p text:style-name="P7"><text:s text:c="32"/><text:span text:style-name="T8">adjacencies</text:span><text:span text:style-name="T2">[</text:span><text:span text:style-name="T8">prometedor</text:span><text:span text:style-name="T2">][</text:span><text:span text:style-name="T8">i</text:span><text:span text:style-name="T2">] =</text:span><text:span text:style-name="T8"> adjacencies</text:span><text:span text:style-name="T2">[</text:span><text:span text:style-name="T4">i</text:span><text:span text:style-name="T2">][</text:span><text:span text:style-name="T8">prometedor</text:span><text:span text:style-name="T2">] =</text:span><text:span text:style-name="T8"> </text:span><text:span text:style-name="T9">false</text:span><text:span text:style-name="T2">;</text:span></text:p>
      <text:p text:style-name="P3"><text:s text:c="32"/><text:span text:style-name="T8">arestes_restants</text:span><text:span text:style-name="T2">--;</text:span></text:p>
      <text:p text:style-name="P2"><text:s text:c="24"/><text:span text:style-name="T9">}</text:span></text:p>
      <text:p text:style-name="P2"><text:s text:c="16"/><text:span text:style-name="T9">}</text:span></text:p>
      <text:p text:style-name="P2"><text:s text:c="8"/><text:span text:style-name="T9">}</text:span></text:p>
      <text:p text:style-name="P3"><text:span text:style-name="T11"><text:s text:c="8"/></text:span><text:span text:style-name="T12">return</text:span><text:span text:style-name="T8"> subconjunt</text:span><text:span text:style-name="T2">;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1:04:17.221542561</meta:creation-date>
    <dc:date>2017-11-27T22:27:24.250351501</dc:date>
    <meta:editing-duration>PT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06" meta:character-count="1505" meta:non-whitespace-character-count="784"/>
  </office:meta>
</office:document-meta>
</file>